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3770" officeooo:paragraph-rsid="000a3770"/>
    </style:style>
    <style:style style:name="P2" style:family="paragraph" style:parent-style-name="Standard">
      <style:text-properties officeooo:rsid="000a3770" officeooo:paragraph-rsid="000d1d13"/>
    </style:style>
    <style:style style:name="P3" style:family="paragraph" style:parent-style-name="Standard">
      <style:text-properties officeooo:rsid="000af34e" officeooo:paragraph-rsid="000af34e"/>
    </style:style>
    <style:style style:name="P4" style:family="paragraph" style:parent-style-name="Standard">
      <style:text-properties officeooo:rsid="000b6de1" officeooo:paragraph-rsid="000b6de1"/>
    </style:style>
    <style:style style:name="P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a3770" officeooo:paragraph-rsid="000a3770"/>
    </style:style>
    <style:style style:name="P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a3770" officeooo:paragraph-rsid="000d1d13"/>
    </style:style>
    <style:style style:name="T1" style:family="text">
      <style:text-properties officeooo:rsid="000af3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</text:p>
      <text:p text:style-name="P2">0.0063, 0.0016 , 0.004 ,<text:span text:style-name="T1">0.0010, 0.0009, 0.0006 ,0, 0.0001, -0.0001,0.0001, -0.0001,0.0001,0.0001, -0.0001, -0.0002, -0.0002, -0.0002, -0.0002, -0.0001, -0.0001, , -0.0001, -0.0001, -0.0002, -0.0001, -0.0002, -0.0001,0,0, -0.0001, 0, -0.0001, <text:s/>-0.0001</text:span></text:p>
      <text:p text:style-name="P1"/>
      <text:p text:style-name="P6">-0.0323,-0.0145,-0.0092,-<text:span text:style-name="T1">0.007,-0.0058,-0.0052,-0.0036,-0.0032,-0.0028,-0.0027,-0.0024,-0.0024,-0.0020,-0.0019,-0.0018,-0.0016,-0.0016,-0.0017,-0.0015, -0.0014, -0.0013, -0.0013, -0.0013, -0.0012, -0.0012, -0.0011, -0.0012, -0.0011, -0.001, -0.001, -0.0011, -0.001</text:span></text:p>
      <text:p text:style-name="P1">K=200:</text:p>
      <text:p text:style-name="P1"/>
      <text:p text:style-name="P1">0.0016</text:p>
      <text:p text:style-name="P1">-0.0145</text:p>
      <text:p text:style-name="P1"/>
      <text:p text:style-name="P1">-0.0129</text:p>
      <text:p text:style-name="P1">-0.0145</text:p>
      <text:p text:style-name="P1">-0.0169</text:p>
      <text:p text:style-name="P5"/>
      <text:p text:style-name="P1">66</text:p>
      <text:p text:style-name="P1">74</text:p>
      <text:p text:style-name="P3">68</text:p>
      <text:p text:style-name="P3">71</text:p>
      <text:p text:style-name="P3">70</text:p>
      <text:p text:style-name="P3">6</text:p>
      <text:p text:style-name="P3">8</text:p>
      <text:p text:style-name="P3">13</text:p>
      <text:p text:style-name="P3">12</text:p>
      <text:p text:style-name="P3">10</text:p>
      <text:p text:style-name="P3"/>
      <text:p text:style-name="P3">61</text:p>
      <text:p text:style-name="P3">57</text:p>
      <text:p text:style-name="P3">55</text:p>
      <text:p text:style-name="P3">56</text:p>
      <text:p text:style-name="P3">60</text:p>
      <text:p text:style-name="P3"/>
      <text:p text:style-name="P3"/>
      <text:p text:style-name="P3"/>
      <text:p text:style-name="P3"/>
      <text:p text:style-name="P4">27</text:p>
      <text:p text:style-name="P4">23</text:p>
      <text:p text:style-name="P4">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16:21:23.978840808</meta:creation-date>
    <dc:date>2021-02-09T18:33:22.403001002</dc:date>
    <meta:editing-duration>PT1M10S</meta:editing-duration>
    <meta:editing-cycles>1</meta:editing-cycles>
    <meta:document-statistic meta:table-count="0" meta:image-count="0" meta:object-count="0" meta:page-count="1" meta:paragraph-count="27" meta:word-count="68" meta:character-count="589" meta:non-whitespace-character-count="547"/>
    <meta:generator>LibreOffice/6.0.7.3$Linux_X86_64 LibreOffice_project/00m0$Build-3</meta:generator>
  </office:meta>
</office:document-meta>
</file>